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8ce" officeooo:paragraph-rsid="000d68ce"/>
    </style:style>
    <style:style style:name="T1" style:family="text">
      <style:text-properties officeooo:rsid="000d71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flix ideas and ToDo’s </text:p>
      <text:p text:style-name="P1"/>
      <text:p text:style-name="P1">Time group by’s</text:p>
      <text:p text:style-name="P1">- Number of unique shows per month *</text:p>
      <text:p text:style-name="P1">- Continuation… is this the first month you watched the TV shows</text:p>
      <text:p text:style-name="P1">- Average number of episodes</text:p>
      <text:p text:style-name="P1">- Average (number of episodes watched/ number of episodes)</text:p>
      <text:p text:style-name="P1">- Primary network == Netflix</text:p>
      <text:p text:style-name="P1">- Average vote count, exclude 0’s, average vote count ==0</text:p>
      <text:p text:style-name="P1">- type count</text:p>
      <text:p text:style-name="P1">- <text:span text:style-name="T1">Average, total <text:s/>run time</text:span></text:p>
      <text:p text:style-name="P1">- <text:span text:style-name="T1">run time splits – <text:s/>30 60 60+ (do you want 15, 45) cuts and group by </text:span></text:p>
      <text:p text:style-name="P1"/>
      <text:p text:style-name="P1"/>
      <text:p text:style-name="P1">NLP related </text:p>
      <text:p text:style-name="P1">-Embeddings to see which descriptions are most similar 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7:32:57.767968957</meta:creation-date>
    <dc:date>2019-07-07T18:28:49.032533791</dc:date>
    <meta:editing-duration>PT35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90" meta:character-count="487" meta:non-whitespace-character-count="402"/>
  </office:meta>
</office:document-meta>
</file>